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: Teacher-In-Charge</text:p>
      <text:p text:style-name="P1"/>
      <text:p text:style-name="P1">Dear Sir/Madam,</text:p>
      <text:p text:style-name="P1"/>
      <text:p text:style-name="P1"><text:tab/>Please be informed that my son, Benn Low of 6A, was absent from school on 12/11/2015 as he had diarrhoea.</text:p>
      <text:p text:style-name="P1"/>
      <text:p text:style-name="P1"><text:tab/>Your kind attention is appreciated.</text:p>
      <text:p text:style-name="P1"/>
      <text:p text:style-name="P1"/>
      <text:p text:style-name="P1"/>
      <text:p text:style-name="P1">Yours sincerely,</text:p>
      <text:p text:style-name="P1"/>
      <text:p text:style-name="P1"/>
      <text:p text:style-name="P1"/>
      <text:p text:style-name="P1"/>
      <text:p text:style-name="P1">Low Boon Kuan</text:p>
      <text:p text:style-name="P1">HP:83331406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0:15:25.85</meta:creation-date>
    <meta:print-date>2015-11-12T22:57:17.28</meta:print-date>
    <dc:date>2015-11-12T23:00:11.70</dc:date>
    <meta:editing-duration>PT19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8" meta:word-count="35" meta:character-count="219"/>
  </office:meta>
</office:document-meta>
</file>